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4.865cm" draw:shadow="hidden" loext:decorative="false"/>
      <style:paragraph-properties style:writing-mode="lr-tb"/>
    </style:style>
    <style:style style:name="gr2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5.89cm" draw:shadow="hidden" loext:decorative="false"/>
      <style:paragraph-properties style:writing-mode="lr-tb"/>
    </style:style>
    <style:style style:name="gr3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3.156cm" draw:shadow="hidden" loext:decorative="false"/>
      <style:paragraph-properties style:writing-mode="lr-tb"/>
    </style:style>
    <style:style style:name="gr4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5.549cm" draw:shadow="hidden" loext:decorative="false"/>
      <style:paragraph-properties style:writing-mode="lr-tb"/>
    </style:style>
    <style:style style:name="gr5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6.916cm" draw:shadow="hidden" loext:decorative="false"/>
      <style:paragraph-properties style:writing-mode="lr-tb"/>
    </style:style>
    <style:style style:name="gr6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6.575cm" draw:shadow="hidden" loext:decorative="false"/>
      <style:paragraph-properties style:writing-mode="lr-tb"/>
    </style:style>
    <style:style style:name="gr7" style:family="graphic" style:parent-style-name="standard">
      <style:graphic-properties draw:marker-start="Arrowheads_20_1" draw:marker-end="Arrowheads_20_1" draw:fill="solid" draw:fill-color="#eeeeee" draw:textarea-vertical-align="middle" draw:auto-grow-height="false" fo:min-height="0.736cm" fo:min-width="6.574cm" draw:shadow="hidden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eeeeee"/>
      <style:paragraph-properties fo:text-align="center"/>
      <style:text-properties fo:font-size="16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71cm" svg:height="1.092cm" svg:x="10.673cm" svg:y="2.54cm">
          <text:p text:style-name="P1"><text:span text:style-name="T1">editor_err_hand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6.496cm" svg:height="1.092cm" svg:x="17.511cm" svg:y="6.177cm">
          <text:p text:style-name="P1"><text:span text:style-name="T1">adjust_lines_after_inse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7.511cm" svg:y="18.542cm">
          <text:p text:style-name="P1"><text:span text:style-name="T1">editor_proces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2" draw:layer="layout" svg:width="3.762cm" svg:height="1.092cm" svg:x="10.953cm" svg:y="12.769cm">
          <text:p text:style-name="P1"><text:span text:style-name="T1">cursl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2" draw:layer="layout" svg:width="3.762cm" svg:height="1.092cm" svg:x="11.014cm" svg:y="9.814cm">
          <text:p text:style-name="P1"><text:span text:style-name="T1">lnsta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2" draw:layer="layout" svg:width="6.155cm" svg:height="1.092cm" svg:x="10.673cm" svg:y="8.36cm">
          <text:p text:style-name="P1"><text:span text:style-name="T1">handle_implicit_mo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0.673cm" svg:y="6.905cm">
          <text:p text:style-name="P1"><text:span text:style-name="T1">mods_ha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0.673cm" svg:y="5.451cm">
          <text:p text:style-name="P1"><text:span text:style-name="T1">mods_res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0.673cm" svg:y="3.996cm">
          <text:p text:style-name="P1"><text:span text:style-name="T1">mods_s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2" draw:layer="layout" svg:width="3.762cm" svg:height="1.092cm" svg:x="11.014cm" svg:y="11.269cm">
          <text:p text:style-name="P1"><text:span text:style-name="T1">viewl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2" draw:layer="layout" svg:width="3.762cm" svg:height="1.092cm" svg:x="11.014cm" svg:y="14.543cm">
          <text:p text:style-name="P1"><text:span text:style-name="T1">ln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2" draw:layer="layout" svg:width="7.522cm" svg:height="1.092cm" svg:x="17.511cm" svg:y="10.541cm">
          <text:p text:style-name="P1"><text:span text:style-name="T1">update_after_lineD_remova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2" draw:layer="layout" svg:width="7.181cm" svg:height="1.092cm" svg:x="17.51cm" svg:y="9.088cm">
          <text:p text:style-name="P1"><text:span text:style-name="T1">update_lines_after_newli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2" draw:layer="layout" svg:width="7.18cm" svg:height="1.092cm" svg:x="17.511cm" svg:y="7.633cm">
          <text:p text:style-name="P1"><text:span text:style-name="T1">adjust_lines_after_remo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5.633cm">
          <text:p text:style-name="P1"><text:span text:style-name="T1">curs_mov_le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4.178cm">
          <text:p text:style-name="P1"><text:span text:style-name="T1">update_cursx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2.725cm">
          <text:p text:style-name="P1"><text:span text:style-name="T1">update_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8.542cm">
          <text:p text:style-name="P1"><text:span text:style-name="T1">curs_mov_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7.089cm">
          <text:p text:style-name="P1"><text:span text:style-name="T1">curs_mov_rig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7.511cm" svg:y="17.089cm">
          <text:p text:style-name="P1"><text:span text:style-name="T1">editor_insert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7.511cm" svg:y="15.634cm">
          <text:p text:style-name="P1"><text:span text:style-name="T1">editor_fre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21.453cm">
          <text:p text:style-name="P1"><text:span text:style-name="T1">editor_i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24.691cm" svg:y="19.998cm">
          <text:p text:style-name="P1"><text:span text:style-name="T1">curs_mov_dow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0.331cm" svg:y="20.361cm">
          <text:p text:style-name="P1"><text:span text:style-name="T1">editor_dra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0.331cm" svg:y="18.907cm">
          <text:p text:style-name="P1"><text:span text:style-name="T1">editor_remove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3.017cm" svg:y="22.225cm">
          <text:p text:style-name="P1"><text:span text:style-name="T1">gap_insert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3.017cm" svg:y="23.673cm">
          <text:p text:style-name="P1"><text:span text:style-name="T1">gap_remove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3.261cm" svg:y="24.943cm">
          <text:p text:style-name="P1"><text:span text:style-name="T1">gap_le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2.944cm" svg:y="26.53cm">
          <text:p text:style-name="P1"><text:span text:style-name="T1">gap_rig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12.944cm" svg:y="27.94cm">
          <text:p text:style-name="P1"><text:span text:style-name="T1">gap_get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5.397cm" svg:y="22.86cm">
          <text:p text:style-name="P1"><text:span text:style-name="T1">gap_i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5.641cm" svg:y="24.308cm">
          <text:p text:style-name="P1"><text:span text:style-name="T1">gap_fre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337cm" svg:y="11.112cm">
          <text:p text:style-name="P1"><text:span text:style-name="T1">u32Vec_i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581cm" svg:y="12.382cm">
          <text:p text:style-name="P1"><text:span text:style-name="T1">u32Vec_fre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655cm" svg:y="13.652cm">
          <text:p text:style-name="P1"><text:span text:style-name="T1">u32Vec_inse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581cm" svg:y="15.24cm">
          <text:p text:style-name="P1"><text:span text:style-name="T1">u32Vec_remo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581cm" svg:y="16.827cm">
          <text:p text:style-name="P1"><text:span text:style-name="T1">u32Vec_g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2" draw:layer="layout" svg:width="5.471cm" svg:height="1.092cm" svg:x="33.337cm" svg:y="18.275cm">
          <text:p text:style-name="P1"><text:span text:style-name="T1">u32Vec_s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07:44:29.631044448</meta:creation-date>
    <dc:date>2025-11-10T08:10:25.240987991</dc:date>
    <meta:editing-duration>PT3M43S</meta:editing-duration>
    <meta:editing-cycles>1</meta:editing-cycles>
    <meta:document-statistic meta:object-count="38"/>
    <meta:generator>LibreOffice/25.8.2.2$Linux_X86_64 LibreOffice_project/d401f2107ccab8f924a8e2df40f573aab7605b6f</meta:generator>
  </office:meta>
</office:document-meta>
</file>